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ORDEN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8.169cm"/>
    </style:style>
    <style:style style:name="co4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5" style:family="table-cell" style:parent-style-name="Default">
      <style:table-cell-properties fo:background-color="#c5cae9" fo:border="1.5pt solid #000000"/>
    </style:style>
    <style:style style:name="ce6" style:family="table-cell" style:parent-style-name="Default">
      <style:table-cell-properties fo:border="1.5pt solid #000000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c5cae9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text-align-source="fix" style:repeat-content="false" fo:border="1.5pt solid #000000"/>
      <style:paragraph-properties fo:text-align="center" fo:margin-left="0cm"/>
    </style:style>
    <style:style style:name="ce9" style:family="table-cell" style:parent-style-name="Default">
      <style:table-cell-properties fo:background-color="#c5cae9" style:text-align-source="fix" style:repeat-content="false" fo:border="1.5pt solid #000000"/>
      <style:paragraph-properties fo:text-align="center" fo:margin-left="0cm"/>
    </style:style>
    <style:style style:name="ce10" style:family="table-cell" style:parent-style-name="Default" style:data-style-name="N64">
      <style:table-cell-properties fo:background-color="#c5cae9" style:text-align-source="fix" style:repeat-content="false" fo:border="1.5pt solid #000000"/>
      <style:paragraph-properties fo:text-align="center" fo:margin-left="0cm"/>
    </style:style>
    <style:style style:name="gr1" style:family="graphic">
      <style:text-properties fo:font-size="28pt" fo:font-weight="bold"/>
    </style:style>
    <style:style style:name="P1" style:family="paragraph">
      <style:paragraph-properties fo:text-align="center"/>
      <style:text-properties fo:font-size="28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Ciclismo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ón 1" form:control-implementation="ooo:com.sun.star.form.component.CommandButton" xml:id="control1" form:id="control1" form:label="ORDEN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ORDENAR.ordenar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6.021cm" svg:height="1.7cm" svg:x="9.973cm" svg:y="6.824cm" draw:control="control1"/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 table:style-name="ce5"/>
          <table:table-cell table:style-name="ce7" office:value-type="string" calcext:value-type="string">
            <text:p>Tiempo total</text:p>
          </table:table-cell>
          <table:table-cell table:style-name="ce7" office:value-type="string" calcext:value-type="string">
            <text:p>Diferencia</text:p>
          </table:table-cell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TIEMPO DEL GANADOR (MINimo)</text:p>
          </table:table-cell>
          <table:table-cell table:style-name="ce8" table:formula="of:=MIN([.D4:.D13])" office:value-type="time" office:time-value="PT20H33M22S" calcext:value-type="time">
            <text:p>20 h :33 min :22 seg</text:p>
          </table:table-cell>
          <table:table-cell table:style-name="ce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Floyd Landes (USA/PHO) 89h39:30.</text:p>
          </table:table-cell>
          <table:table-cell table:style-name="ce8" office:value-type="time" office:time-value="PT20H33M22S" calcext:value-type="time">
            <text:p>20 h :33 min :22 seg</text:p>
          </table:table-cell>
          <table:table-cell table:style-name="ce10" table:formula="of:=[.D4]-[.$D$3]" office:value-type="time" office:time-value="PT00H00M00S" calcext:value-type="time">
            <text:p>00:00:00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scar Pereiro (ESP/CEP) +0:57.</text:p>
          </table:table-cell>
          <table:table-cell table:style-name="ce8" office:value-type="time" office:time-value="PT20H44M12S" calcext:value-type="time">
            <text:p>20 h :44 min :12 seg</text:p>
          </table:table-cell>
          <table:table-cell table:style-name="ce10" table:formula="of:=[.D5]-[.$D$3]" office:value-type="time" office:time-value="PT00H10M50S" calcext:value-type="time">
            <text:p>00:10:50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Andreas Klöden (GER/MOB) +1:29.</text:p>
          </table:table-cell>
          <table:table-cell table:style-name="ce8" office:value-type="time" office:time-value="PT20H45M04S" calcext:value-type="time">
            <text:p>20 h :45 min :04 seg</text:p>
          </table:table-cell>
          <table:table-cell table:style-name="ce10" table:formula="of:=[.D6]-[.$D$3]" office:value-type="time" office:time-value="PT00H11M42S" calcext:value-type="time">
            <text:p>00:11:42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Carlos Sastre (ESP/CSC) +3:13.</text:p>
          </table:table-cell>
          <table:table-cell table:style-name="ce8" office:value-type="time" office:time-value="PT20H46M55S" calcext:value-type="time">
            <text:p>20 h :46 min :55 seg</text:p>
          </table:table-cell>
          <table:table-cell table:style-name="ce10" table:formula="of:=[.D7]-[.$D$3]" office:value-type="time" office:time-value="PT00H13M33S" calcext:value-type="time">
            <text:p>00:13:33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Cadel Evans (AUS/DAV) +5:08.</text:p>
          </table:table-cell>
          <table:table-cell table:style-name="ce8" office:value-type="time" office:time-value="PT20H55M04S" calcext:value-type="time">
            <text:p>20 h :55 min :04 seg</text:p>
          </table:table-cell>
          <table:table-cell table:style-name="ce10" table:formula="of:=[.D8]-[.$D$3]" office:value-type="time" office:time-value="PT00H21M42S" calcext:value-type="time">
            <text:p>00:21:42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Denis Menchov (RES/RAB) +7:06.</text:p>
          </table:table-cell>
          <table:table-cell table:style-name="ce8" office:value-type="time" office:time-value="PT20H56M04S" calcext:value-type="time">
            <text:p>20 h :56 min :04 seg</text:p>
          </table:table-cell>
          <table:table-cell table:style-name="ce10" table:formula="of:=[.D9]-[.$D$3]" office:value-type="time" office:time-value="PT00H22M42S" calcext:value-type="time">
            <text:p>00:22:42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yril Dessel (FRA/A2R) +8:41.</text:p>
          </table:table-cell>
          <table:table-cell table:style-name="ce8" office:value-type="time" office:time-value="PT21H02M02S" calcext:value-type="time">
            <text:p>21 h :02 min :02 seg</text:p>
          </table:table-cell>
          <table:table-cell table:style-name="ce10" table:formula="of:=[.D10]-[.$D$3]" office:value-type="time" office:time-value="PT00H28M40S" calcext:value-type="time">
            <text:p>00:28:40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hristophe Moreau (FRA/A2R) +9:34.</text:p>
          </table:table-cell>
          <table:table-cell table:style-name="ce8" office:value-type="time" office:time-value="PT21H03M03S" calcext:value-type="time">
            <text:p>21 h :03 min :03 seg</text:p>
          </table:table-cell>
          <table:table-cell table:style-name="ce10" table:formula="of:=[.D11]-[.$D$3]" office:value-type="time" office:time-value="PT00H29M41S" calcext:value-type="time">
            <text:p>00:29:41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Haimar Zubeldia (ESP/EUS) +12:05.</text:p>
          </table:table-cell>
          <table:table-cell table:style-name="ce8" office:value-type="time" office:time-value="PT21H05M05S" calcext:value-type="time">
            <text:p>21 h :05 min :05 seg</text:p>
          </table:table-cell>
          <table:table-cell table:style-name="ce10" table:formula="of:=[.D12]-[.$D$3]" office:value-type="time" office:time-value="PT00H31M43S" calcext:value-type="time">
            <text:p>00:31:43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Michael Rogers (AUS/MOB) +15:07.</text:p>
          </table:table-cell>
          <table:table-cell table:style-name="ce8" office:value-type="time" office:time-value="PT21H07M07S" calcext:value-type="time">
            <text:p>21 h :07 min :07 seg</text:p>
          </table:table-cell>
          <table:table-cell table:style-name="ce10" table:formula="of:=[.D13]-[.$D$3]" office:value-type="time" office:time-value="PT00H33M45S" calcext:value-type="time">
            <text:p>00:33:45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Ciclismo.D4:Ciclismo.E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hours number:style="long"/>
      <number:text> h :</number:text>
      <number:minutes number:style="long"/>
      <number:text> min :</number:text>
      <number:seconds number:style="long"/>
      <number:text> seg</number:text>
    </number:tim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0:42:05.967670092</meta:creation-date>
    <dc:date>2022-12-08T01:51:20.046117241</dc:date>
    <meta:editing-duration>PT7M6S</meta:editing-duration>
    <meta:editing-cycles>4</meta:editing-cycles>
    <meta:generator>LibreOffice/7.4.3.2$Linux_X86_64 LibreOffice_project/40$Build-2</meta:generator>
    <meta:document-statistic meta:table-count="1" meta:cell-count="44" meta:object-count="1"/>
  </office:meta>
</office:document-meta>
</file>

<file path=Basic/Standard/ORDENAR.xml><?xml version="1.0" encoding="utf-8"?>
<!DOCTYPE module  PUBLIC '-//OpenOffice.org//DTD OfficeDocument 1.0//EN'  'module.dtd'>
<script:module xmlns:script="http://openoffice.org/2000/script" script:name="ORDENAR" script:language="StarBasic" script:moduleType="normal">REM  *****  BASIC  *****



sub orden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FillDown", "", 0, Array())

rem ----------------------------------------------------------------------
dim args2(0) as new com.sun.star.beans.PropertyValue
args2(0).Name = "StringName"
args2(0).Value = ""

dispatcher.executeDispatch(document, ".uno:EnterString", "", 0, args2())

rem ----------------------------------------------------------------------
rem dispatcher.executeDispatch(document, ".uno:DataSort", "", 0, Array())

rem ----------------------------------------------------------------------
dim args4(0) as new com.sun.star.beans.PropertyValue
args4(0).Name = "ToPoint"
args4(0).Value = "$D$4:$E$13"

dispatcher.executeDispatch(document, ".uno:GoToCell", "", 0, args4())

rem ----------------------------------------------------------------------
rem dispatcher.executeDispatch(document, ".uno:DataSort", "", 0, Array())

rem ----------------------------------------------------------------------
dim args6(11) as new com.sun.star.beans.PropertyValue
args6(0).Name = "ByRows"
args6(0).Value = true
args6(1).Name = "HasHeader"
args6(1).Value = false
args6(2).Name = "CaseSensitive"
args6(2).Value = false
args6(3).Name = "NaturalSort"
args6(3).Value = false
args6(4).Name = "IncludeAttribs"
args6(4).Value = true
args6(5).Name = "UserDefIndex"
args6(5).Value = 0
args6(6).Name = "Col1"
args6(6).Value = 4
args6(7).Name = "Ascending1"
args6(7).Value = true
args6(8).Name = "Col2"
args6(8).Value = 5
args6(9).Name = "Ascending2"
args6(9).Value = true
args6(10).Name = "IncludeComments"
args6(10).Value = false
args6(11).Name = "IncludeImages"
args6(11).Value = true

dispatcher.executeDispatch(document, ".uno:DataSort", "", 0, args6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RDEN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